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dea4" officeooo:paragraph-rsid="001cdea4"/>
    </style:style>
    <style:style style:name="P2" style:family="paragraph" style:parent-style-name="Standard">
      <style:paragraph-properties fo:text-align="center" style:justify-single-word="false"/>
      <style:text-properties fo:font-variant="small-caps" fo:font-size="13.5pt" officeooo:rsid="0013ac63" officeooo:paragraph-rsid="001cdea4" style:font-size-asian="13.5pt" style:font-size-complex="13.5pt"/>
    </style:style>
    <style:style style:name="P3" style:family="paragraph" style:parent-style-name="Standard">
      <style:text-properties officeooo:rsid="001d7407" officeooo:paragraph-rsid="001d7407"/>
    </style:style>
    <style:style style:name="P4" style:family="paragraph" style:parent-style-name="Standard">
      <style:text-properties fo:font-weight="bold" officeooo:rsid="001cdea4" officeooo:paragraph-rsid="001cdea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d7407" officeooo:paragraph-rsid="001d7407" style:font-size-asian="16pt" style:font-size-complex="16pt"/>
    </style:style>
    <style:style style:name="T1" style:family="text">
      <style:text-properties officeooo:rsid="001cdea4"/>
    </style:style>
    <style:style style:name="T2" style:family="text">
      <style:text-properties officeooo:rsid="001d7407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style:text-position="super 58%"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1e51f5" style:font-size-asian="16pt" style:font-size-complex="16pt"/>
    </style:style>
    <style:style style:name="T9" style:family="text">
      <style:text-properties officeooo:rsid="001dc7d7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<text:span text:style-name="T1">Workshop Challenge Questions: </text:span>Astronauts, <text:span text:style-name="T1">etc.</text:span></text:p>
      <text:p text:style-name="P1"/>
      <text:p text:style-name="P1"/>
      <text:p text:style-name="P1"/>
      <text:p text:style-name="P4">Challenge problems for today re: astronauts:</text:p>
      <text:p text:style-name="P4"/>
      <text:p text:style-name="P1"/>
      <text:p text:style-name="P1">1. Decide how you want the computer to grade the essays available <text:span text:style-name="T2">in the essays folder here</text:span>:</text:p>
      <text:p text:style-name="P1"/>
      <text:p text:style-name="P5">https://github.com/stackmaps/astronauts</text:p>
      <text:p text:style-name="P1"/>
      <text:p text:style-name="P1">and then write a Python program which grades the essays.</text:p>
      <text:p text:style-name="P1"/>
      <text:p text:style-name="P1"/>
      <text:p text:style-name="P1">2. Make your program handle <text:span text:style-name="T10">both</text:span> English- and Spanish-language essays.</text:p>
      <text:p text:style-name="P1"/>
      <text:p text:style-name="P1"/>
      <text:p text:style-name="P1">3. <text:span text:style-name="T2">Test your program on other data.<text:tab/></text:span></text:p>
      <text:p text:style-name="P1"/>
      <text:p text:style-name="P1"/>
      <text:p text:style-name="P3">4. Write a web interface in Flask which lets the user upload an essay (in .txt format), grades the essay, and then provides a summary report to the user.</text:p>
      <text:p text:style-name="P1"/>
      <text:p text:style-name="P1"/>
      <text:p text:style-name="P3">5. <text:s/>Write a program which ingests an essay and checks it for plagiarism (plagiarism means the essay contains material written by someone else but not credited or cited, e.g., plagiarism is when a person uses someone else’s work but passes it off as the author’s own work).</text:p>
      <text:p text:style-name="P3"/>
      <text:p text:style-name="P1"/>
      <text:p text:style-name="P1"/>
      <text:p text:style-name="P4">Challenge problems for today re: math:</text:p>
      <text:p text:style-name="P4"/>
      <text:p text:style-name="P1"/>
      <text:p text:style-name="P3">6. Write a program to help a student learn how to factor polynomial equations. <text:s/>Example:</text:p>
      <text:p text:style-name="P3"><text:tab/>What are the factors of </text:p>
      <text:p text:style-name="P3"><text:tab/><text:tab/><text:tab/><text:tab/><text:tab/><text:span text:style-name="T7">2x</text:span><text:span text:style-name="T5">2</text:span><text:span text:style-name="T7"> – x – 21 <text:s text:c="3"/></text:span><text:span text:style-name="T8">= <text:s/></text:span><text:span text:style-name="T7">?</text:span></text:p>
      <text:p text:style-name="P3"/>
      <text:p text:style-name="P3">The program should generate problems and ingest user-submitted answers.</text:p>
      <text:p text:style-name="P3"/>
      <text:p text:style-name="P3">A command-line program is absolutely fine.</text:p>
      <text:p text:style-name="P3"/>
      <text:p text:style-name="P3"/>
      <text:p text:style-name="P3">7. Build an interface (in Flask or tkinter or something else) which displays a math factoring problem to the user and lets them input an answer. <text:s/>Check whether or not the answer is right. <text:span text:style-name="T9">T</text:span>ell the user how they d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0:53:52.266076930</meta:creation-date>
    <dc:date>2017-10-21T11:11:09.418355574</dc:date>
    <meta:editing-duration>PT17M1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19" meta:character-count="1319" meta:non-whitespace-character-count="1099"/>
  </office:meta>
</office:document-meta>
</file>